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Calibri" svg:font-family="Calibri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d97d" officeooo:paragraph-rsid="0011d97d"/>
    </style:style>
    <style:style style:name="P2" style:family="paragraph" style:parent-style-name="Table_20_Contents">
      <style:text-properties officeooo:rsid="00129638" officeooo:paragraph-rsid="00129638"/>
    </style:style>
    <style:style style:name="P3" style:family="paragraph" style:parent-style-name="Table_20_Contents">
      <style:text-properties officeooo:rsid="00129638" officeooo:paragraph-rsid="00172d83"/>
    </style:style>
    <style:style style:name="P4" style:family="paragraph" style:parent-style-name="Table_20_Contents">
      <style:text-properties officeooo:rsid="00129638" officeooo:paragraph-rsid="001c0036"/>
    </style:style>
    <style:style style:name="P5" style:family="paragraph" style:parent-style-name="Text_20_body">
      <style:text-properties officeooo:rsid="00129638" officeooo:paragraph-rsid="00129638"/>
    </style:style>
    <style:style style:name="P6" style:family="paragraph" style:parent-style-name="Text_20_body">
      <style:text-properties officeooo:rsid="00129638" officeooo:paragraph-rsid="00172d83"/>
    </style:style>
    <style:style style:name="P7" style:family="paragraph" style:parent-style-name="Text_20_body">
      <style:text-properties officeooo:rsid="00129638" officeooo:paragraph-rsid="001c0036"/>
    </style:style>
    <style:style style:name="P8" style:family="paragraph" style:parent-style-name="Text_20_body">
      <style:text-properties officeooo:rsid="001f85fa" officeooo:paragraph-rsid="001f85fa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02576840128">
          <table:table-cell table:style-name="Table1.A1" office:value-type="string">
            <text:p text:style-name="Text_20_body">“Let go or be dragged” and old zen proverb I heard at a meditation class. Really changed the way I let myself worry about things</text:p>
            <text:p text:style-name="P1"><text:a xlink:type="simple" xlink:href="https://old.reddit.com/r/AskReddit/comments/n2l1f9/whats_a_quote_that_permanently_changed_the_way/gwkvbz6/" text:style-name="Internet_20_link" text:visited-style-name="Visited_20_Internet_20_Link">Link</text:a></text:p>
          </table:table-cell>
        </table:table-row>
        <table:table-row table:style-name="TableLine93902577475216">
          <table:table-cell table:style-name="Table1.A2" office:value-type="string">
            <text:p text:style-name="Text_20_body">"do you listen or just wait to speak"</text:p>
            <text:p text:style-name="P2"><text:a xlink:type="simple" xlink:href="https://old.reddit.com/r/AskReddit/comments/n2l1f9/whats_a_quote_that_permanently_changed_the_way/gwkxwy9/" text:style-name="Internet_20_link" text:visited-style-name="Visited_20_Internet_20_Link">Link</text:a></text:p>
          </table:table-cell>
        </table:table-row>
        <table:table-row table:style-name="TableLine93902577474112">
          <table:table-cell table:style-name="Table1.A2" office:value-type="string">
            <text:p text:style-name="Text_20_body">“You might be the sweetest peach on the tree, but some people just don’t like peaches.”</text:p>
            <text:p text:style-name="P2"><text:a xlink:type="simple" xlink:href="https://old.reddit.com/r/AskReddit/comments/n2l1f9/whats_a_quote_that_permanently_changed_the_way/gwkqhmg/" text:style-name="Internet_20_link" text:visited-style-name="Visited_20_Internet_20_Link">Link</text:a></text:p>
          </table:table-cell>
        </table:table-row>
        <table:table-row table:style-name="TableLine93902577594624">
          <table:table-cell table:style-name="Table1.A2" office:value-type="string">
            <text:p text:style-name="Text_20_body">"I've had a lot of worries in my life. Most of which never happened." - Mark Twain.</text:p>
            <text:p text:style-name="P2"><text:a xlink:type="simple" xlink:href="https://old.reddit.com/r/AskReddit/comments/n2l1f9/whats_a_quote_that_permanently_changed_the_way/gwkpfep/" text:style-name="Internet_20_link" text:visited-style-name="Visited_20_Internet_20_Link">Link</text:a></text:p>
          </table:table-cell>
        </table:table-row>
        <table:table-row table:style-name="TableLine93902577595216">
          <table:table-cell table:style-name="Table1.A2" office:value-type="string">
            <text:p text:style-name="P5">My therapist once told me that living in the future is anxiety, living in the past is depression. Only good way is to live in the present moment. Good luck. Ha.</text:p>
            <text:p text:style-name="P2"/>
            <text:p text:style-name="P2"><text:a xlink:type="simple" xlink:href="https://old.reddit.com/r/AskReddit/comments/n2l1f9/whats_a_quote_that_permanently_changed_the_way/gwml9gj/" text:style-name="Internet_20_link" text:visited-style-name="Visited_20_Internet_20_Link">Link</text:a></text:p>
          </table:table-cell>
        </table:table-row>
        <table:table-row table:style-name="TableLine93902577596080">
          <table:table-cell table:style-name="Table1.A2" office:value-type="string">
            <text:p text:style-name="P5">"You don't notice your progress in life because you are always raising the bar."</text:p>
            <text:p text:style-name="P2"/>
            <text:p text:style-name="P2"><text:a xlink:type="simple" xlink:href="https://old.reddit.com/r/AskReddit/comments/n2l1f9/whats_a_quote_that_permanently_changed_the_way/gwkt9id/" text:style-name="Internet_20_link" text:visited-style-name="Visited_20_Internet_20_Link">Link</text:a></text:p>
          </table:table-cell>
        </table:table-row>
        <table:table-row table:style-name="TableLine93902577596736">
          <table:table-cell table:style-name="Table1.A2" office:value-type="string">
            <text:p text:style-name="P5">Compare yourself to who you were yesterday, not who someone else is today.</text:p>
            <text:p text:style-name="P2"/>
            <text:p text:style-name="P2"><text:a xlink:type="simple" xlink:href="https://old.reddit.com/r/AskReddit/comments/n2l1f9/whats_a_quote_that_permanently_changed_the_way/gwkrr4u/" text:style-name="Internet_20_link" text:visited-style-name="Visited_20_Internet_20_Link">Link</text:a></text:p>
          </table:table-cell>
        </table:table-row>
        <table:table-row table:style-name="TableLine93902577597392">
          <table:table-cell table:style-name="Table1.A2" office:value-type="string">
            <text:p text:style-name="P5">I had a professor in college he called it the 10/90 rule. Life is 10% what happens to you and 90% how you react to it. Changed my life.</text:p>
            <text:p text:style-name="P2"/>
            <text:p text:style-name="P2"><text:a xlink:type="simple" xlink:href="https://old.reddit.com/r/AskReddit/comments/n2l1f9/whats_a_quote_that_permanently_changed_the_way/gwkvihq/" text:style-name="Internet_20_link" text:visited-style-name="Visited_20_Internet_20_Link">Link</text:a></text:p>
          </table:table-cell>
        </table:table-row>
        <table:table-row table:style-name="TableLine93902577598096">
          <table:table-cell table:style-name="Table1.A2" office:value-type="string">
            <text:p text:style-name="P5">It is the mark of an educated mind to be able to entertain a thought without accepting it.</text:p>
            <text:p text:style-name="P2"/>
            <text:p text:style-name="P2"><text:a xlink:type="simple" xlink:href="https://old.reddit.com/r/AskReddit/comments/n2l1f9/whats_a_quote_that_permanently_changed_the_way/gwkwwpp/" text:style-name="Internet_20_link" text:visited-style-name="Visited_20_Internet_20_Link">Link</text:a></text:p>
          </table:table-cell>
        </table:table-row>
        <table:table-row table:style-name="TableLine93902577598720">
          <table:table-cell table:style-name="Table1.A2" office:value-type="string">
            <text:p text:style-name="P5">"And now that you don't have to be perfect, you can be good."</text:p>
            <text:p text:style-name="Text_20_body">--John Steinbeck, East of Eden</text:p>
            <text:p text:style-name="P2"/>
            <text:p text:style-name="P2"><text:a xlink:type="simple" xlink:href="https://old.reddit.com/r/AskReddit/comments/n2l1f9/whats_a_quote_that_permanently_changed_the_way/gwkg4qf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6">“Worrying only means you suffer twice.”</text:p>
            <text:p text:style-name="P3"/>
            <text:p text:style-name="P3"><text:a xlink:type="simple" xlink:href="https://old.reddit.com/r/AskReddit/comments/n2l1f9/whats_a_quote_that_permanently_changed_the_way/gwlrwfb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6"><text:span text:style-name="Emphasis">Don't set yourself on fire to keep others warm.</text:span></text:p>
            <text:p text:style-name="P3"/>
            <text:p text:style-name="P3"><text:a xlink:type="simple" xlink:href="https://old.reddit.com/r/AskReddit/comments/n2l1f9/whats_a_quote_that_permanently_changed_the_way/gwkwy2e/" text:style-name="Internet_20_link" text:visited-style-name="Visited_20_Internet_20_Link">Link</text:a></text:p>
          </table:table-cell>
        </table:table-row>
        <text:soft-page-break/>
        <table:table-row table:style-name="TableLine93902577599344">
          <table:table-cell table:style-name="Table1.A2" office:value-type="string">
            <text:p text:style-name="P6">“Graveyards are full of irreplaceable people”. </text:p>
            <text:p text:style-name="P3"/>
            <text:p text:style-name="P3"><text:a xlink:type="simple" xlink:href="https://old.reddit.com/r/AskReddit/comments/n2l1f9/whats_a_quote_that_permanently_changed_the_way/gwknlbi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3">Courage doesn't always roar. Sometimes it is a quiet voice at the end of the day saying, "I will try again tomorrow." -Maryann Radmacher</text:p>
            <text:p text:style-name="P3"/>
            <text:p text:style-name="P3"><text:a xlink:type="simple" xlink:href="https://old.reddit.com/r/AskReddit/comments/n2l1f9/whats_a_quote_that_permanently_changed_the_way/gwkmrfn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7">When people show you who they are, believe them. - Maya Angelou</text:p>
            <text:p text:style-name="P4"/>
            <text:p text:style-name="P4"><text:a xlink:type="simple" xlink:href="https://old.reddit.com/r/AskReddit/comments/n2l1f9/whats_a_quote_that_permanently_changed_the_way/gwkk46l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7">'That mountain you've been carrying, you were only suppose to climb'</text:p>
            <text:p text:style-name="P4"/>
            <text:p text:style-name="P4"><text:a xlink:type="simple" xlink:href="https://old.reddit.com/r/AskReddit/comments/n2l1f9/whats_a_quote_that_permanently_changed_the_way/gwkp1wd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7">“The axe forgets; the tree remembers.” —Zimbabwean proverb.</text:p>
            <text:p text:style-name="Text_20_body">People don’t forget how they were treated; that’s why it’s so important to be kind.</text:p>
            <text:p text:style-name="P4"/>
            <text:p text:style-name="P4"><text:a xlink:type="simple" xlink:href="https://old.reddit.com/r/AskReddit/comments/n2l1f9/whats_a_quote_that_permanently_changed_the_way/gwkphs2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7">“If you’re trying to break a habit, don’t say ‘this is the last time I’m doing it’ to yourself. Instead, say ‘this is the first time I’m not doing it’.”</text:p>
            <text:p text:style-name="P4"/>
            <text:p text:style-name="P4"><text:a xlink:type="simple" xlink:href="https://old.reddit.com/r/AskReddit/comments/n2l1f9/whats_a_quote_that_permanently_changed_the_way/gwku3y9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7">“Assume whoever you’re listening to knows something you don’t.”</text:p>
            <text:p text:style-name="P4"/>
            <text:p text:style-name="P4"><text:a xlink:type="simple" xlink:href="https://old.reddit.com/r/AskReddit/comments/n2l1f9/whats_a_quote_that_permanently_changed_the_way/gwk4ife/" text:style-name="Internet_20_link" text:visited-style-name="Visited_20_Internet_20_Link">Link</text:a></text:p>
          </table:table-cell>
        </table:table-row>
        <table:table-row table:style-name="TableLine93902577599344">
          <table:table-cell table:style-name="Table1.A2" office:value-type="string">
            <text:p text:style-name="P5">Luck favors the prepared</text:p>
            <text:p text:style-name="P2"/>
            <text:p text:style-name="P2"><text:a xlink:type="simple" xlink:href="https://old.reddit.com/r/AskReddit/comments/n2l1f9/whats_a_quote_that_permanently_changed_the_way/gwkot1d/" text:style-name="Internet_20_link" text:visited-style-name="Visited_20_Internet_20_Link">Link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Calibri" svg:font-family="Calibri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AU" style:letter-kerning="true" style:font-name-asian="Lucida Sans Unicode" style:font-size-asian="10.5pt" style:language-asian="zxx" style:country-asian="none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Calibri" fo:font-size="12pt" fo:language="en" fo:country="AU" style:letter-kerning="true" style:font-name-asian="Lucida Sans Unicode" style:font-size-asian="10.5pt" style:language-asian="zxx" style:country-asian="none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23:40:50.729533593</meta:creation-date>
    <dc:date>2021-05-06T00:06:18.872178307</dc:date>
    <meta:editing-duration>PT24M36S</meta:editing-duration>
    <meta:editing-cycles>16</meta:editing-cycles>
    <meta:generator>LibreOffice/7.1.2.2$Linux_X86_64 LibreOffice_project/10$Build-2</meta:generator>
    <meta:document-statistic meta:table-count="1" meta:image-count="0" meta:object-count="0" meta:page-count="2" meta:paragraph-count="42" meta:word-count="344" meta:character-count="1826" meta:non-whitespace-character-count="1524"/>
  </office:meta>
</office:document-meta>
</file>